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 style:data-style-name="N99">
      <style:table-cell-properties fo:background-color="#729fcf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Key</text:p>
          </table:table-cell>
          <table:table-cell table:style-name="ce2" office:value-type="string" calcext:value-type="string">
            <text:p>Tested</text:p>
          </table:table-cell>
          <table:table-cell table:style-name="ce1" office:value-type="string" calcext:value-type="string">
            <text:p>postProcess</text:p>
          </table:table-cell>
          <table:table-cell table:style-name="ce1" office:value-type="string" calcext:value-type="string">
            <text:p>Remark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Media 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atingK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i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r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itleS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 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contentRa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ra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umm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Genre[*].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iewCou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astViewe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g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ag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ease 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iginallyAvailabl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Writer[*].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Country[*].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Director[*].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Role[*].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ence 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udienceRa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 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Ra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be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Label[*].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ked Fiel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Field[*].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$.Extras[*].si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s-behindthesce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behindTheScenes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s-dele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deleted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s-featur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featurette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s-inter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interview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adde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d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update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s-sc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scene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s-s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short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s-trai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Extras']['Video'][@subtype='trailer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ec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'Collection']['tag'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ginal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iginalTi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Langua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2][@languageCod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2][@titl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Langua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3][@languageCod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3][@titl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3][@codec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Forc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Media][Part][Stream][@streamType=3][@forced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ssi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accessibl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is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exist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DB Li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guid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Data Langu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guid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er u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thumb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 u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art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chapterSourc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Chapter][tag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[Chapter][index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Resolu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videoResolution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bitrat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width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height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aspectRatio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Channe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audioChannel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audioCodec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videoCodec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container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Frame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videoFrameRat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fil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file]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siz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size]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indexe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duration]</text:p>
          </table:table-cell>
          <table:table-cell table:number-columns-repeated="2"/>
          <table:table-cell office:value-type="string" calcext:value-type="string">
            <text:p>String 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container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optimizedForStreaming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deepAnalysisVersion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quired Bandwid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Media][Part][@requiredBandwidths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ti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defau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inde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pixelForm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prof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refFram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scan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streamIdentif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wid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pixelAspectRat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he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hasScalingMatr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frameRate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frame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de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dec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hromaSubsamp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lorPrima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lorRan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lorSp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olorTr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cab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anamorp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language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langu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bit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bitDep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requiredBandwidt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1]/@lev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selec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defau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code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inde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chann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bit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langu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language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audioChannelLay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bitDep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bitrate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codec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prof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sampling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io Stream Required Bandwid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requiredBandwidt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2]/@prof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langu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language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codec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form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ti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selec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requiredBandwidt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itle Header Comp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a/Part/Stream[@streamType=3]/@headerCompression</text:p>
          </table:table-cell>
          <table:table-cell table:number-columns-repeated="1020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6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1T19:08:47.116572601</meta:creation-date>
    <dc:date>2020-06-21T20:15:00.029756406</dc:date>
    <meta:editing-duration>PT1H5M59S</meta:editing-duration>
    <meta:editing-cycles>31</meta:editing-cycles>
    <meta:generator>LibreOffice/6.4.4.2$Linux_X86_64 LibreOffice_project/40$Build-2</meta:generator>
    <meta:document-statistic meta:table-count="1" meta:cell-count="506" meta:object-count="0"/>
  </office:meta>
</office:document-meta>
</file>